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113f" officeooo:paragraph-rsid="000c113f"/>
    </style:style>
    <style:style style:name="P2" style:family="paragraph" style:parent-style-name="Standard" style:list-style-name="L1">
      <style:text-properties officeooo:rsid="000c113f" officeooo:paragraph-rsid="000c11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_function.py:</text:p>
      <text:p text:style-name="P1"/>
      <text:p text:style-name="P1">potential issues:</text:p>
      <text:list xml:id="list9009525942165216224" text:style-name="L1">
        <text:list-item>
          <text:p text:style-name="P2">when reading the information and compiling the table, the bot will read automatically the venue: either Home or Away. If other teams have ‘Home’ or ‘Away’ in their names then it will not work as expect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21:03:02.073117636</meta:creation-date>
    <dc:date>2018-10-06T22:56:52.334914797</dc:date>
    <meta:editing-duration>PT1H43M40S</meta:editing-duration>
    <meta:editing-cycles>1</meta:editing-cycles>
    <meta:document-statistic meta:table-count="0" meta:image-count="0" meta:object-count="0" meta:page-count="1" meta:paragraph-count="3" meta:word-count="40" meta:character-count="239" meta:non-whitespace-character-count="203"/>
    <meta:generator>LibreOffice/5.1.6.2$Linux_X86_64 LibreOffice_project/10m0$Build-2</meta:generator>
  </office:meta>
</office:document-meta>
</file>